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cm" fo:min-width="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7cm"/>
      <style:paragraph-properties style:writing-mode="lr-tb"/>
    </style:style>
    <style:style style:name="gr3" style:family="graphic" style:parent-style-name="standard" style:list-style-name="L1">
      <style:graphic-properties svg:stroke-color="#168253" svg:stroke-opacity="90%" draw:fill-color="#2a6099" draw:opacity="86%" draw:textarea-horizontal-align="justify" draw:textarea-vertical-align="middle" draw:auto-grow-height="false" fo:min-height="0.75cm" fo:min-width="7cm"/>
      <style:paragraph-properties style:writing-mode="lr-tb"/>
    </style:style>
    <style:style style:name="gr4" style:family="graphic" style:parent-style-name="standard">
      <style:graphic-properties svg:stroke-color="#168253" svg:stroke-opacity="90%" draw:fill-color="#2a6099" draw:opacity="86%" draw:textarea-horizontal-align="justify" draw:textarea-vertical-align="middle" draw:auto-grow-height="false" fo:min-height="0.5cm" fo:min-width="7cm"/>
      <style:paragraph-properties style:writing-mode="lr-tb"/>
    </style:style>
    <style:style style:name="gr5" style:family="graphic" style:parent-style-name="standard">
      <style:graphic-properties svg:stroke-color="#168253" svg:stroke-opacity="90%" draw:fill-color="#2a6099" draw:opacity="86%" draw:textarea-horizontal-align="justify" draw:textarea-vertical-align="middle" draw:auto-grow-height="false" fo:min-height="0.75cm" fo:min-width="7cm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521cm" fo:min-width="2.607cm"/>
      <style:paragraph-properties style:writing-mode="lr-tb"/>
    </style:style>
    <style:style style:name="gr7" style:family="graphic" style:parent-style-name="standard">
      <style:graphic-properties svg:stroke-color="#168253" svg:stroke-opacity="90%" draw:fill-color="#2a6099" draw:opacity="86%" draw:textarea-horizontal-align="justify" draw:textarea-vertical-align="middle" draw:auto-grow-height="false" fo:min-height="1cm" fo:min-width="3.5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0.484cm" fo:min-width="2.381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765cm" fo:min-width="3.008cm"/>
      <style:paragraph-properties style:writing-mode="lr-tb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0.81cm" fo:min-width="2.882cm"/>
      <style:paragraph-properties style:writing-mode="lr-tb"/>
    </style:style>
    <style:style style:name="gr11" style:family="graphic" style:parent-style-name="objectwithoutfill">
      <style:graphic-properties draw:marker-end="Άκρες_20_βελών_20_1" draw:marker-end-width="0.3cm" draw:fill="none" draw:textarea-vertical-align="middle"/>
    </style:style>
    <style:style style:name="gr12" style:family="graphic" style:parent-style-name="objectwithoutfill">
      <style:graphic-properties draw:marker-end="Άκρες_20_βελών_20_2" draw:marker-end-width="0.3cm" draw:fill="none" draw:textarea-vertical-align="middle"/>
    </style:style>
    <style:style style:name="gr13" style:family="graphic" style:parent-style-name="objectwithoutfill">
      <style:graphic-properties draw:marker-end="Άκρες_20_βελών_20_10" draw:marker-end-width="0.3cm" draw:fill="none" draw:textarea-vertical-align="middle"/>
    </style:style>
    <style:style style:name="gr14" style:family="graphic" style:parent-style-name="objectwithoutfill">
      <style:graphic-properties draw:marker-end="Άκρες_20_βελών_20_11" draw:marker-end-width="0.3cm" draw:fill="none" draw:textarea-vertical-align="middle"/>
    </style:style>
    <style:style style:name="gr15" style:family="graphic" style:parent-style-name="objectwithoutfill">
      <style:graphic-properties draw:marker-end="Άκρες_20_βελών_20_12" draw:marker-end-width="0.3cm" draw:fill="none" draw:textarea-vertical-align="middle"/>
    </style:style>
    <style:style style:name="gr16" style:family="graphic" style:parent-style-name="objectwithoutfill">
      <style:graphic-properties draw:marker-end="Άκρες_20_βελών_20_14" draw:marker-end-width="0.3cm" draw:fill="none" draw:textarea-vertical-align="middle"/>
    </style:style>
    <style:style style:name="gr17" style:family="graphic" style:parent-style-name="objectwithoutfill">
      <style:graphic-properties draw:marker-end="Άκρες_20_βελών_20_16" draw:marker-end-width="0.3cm" draw:fill="none" draw:textarea-vertical-align="middle"/>
    </style:style>
    <style:style style:name="gr18" style:family="graphic" style:parent-style-name="objectwithoutfill">
      <style:graphic-properties draw:marker-end="Άκρες_20_βελών_20_17" draw:marker-end-width="0.3cm" draw:fill="none" draw:textarea-vertical-align="middle"/>
    </style:style>
    <style:style style:name="gr19" style:family="graphic" style:parent-style-name="objectwithoutfill">
      <style:graphic-properties draw:marker-end="Άκρες_20_βελών_20_18" draw:marker-end-width="0.3cm" draw:fill="none" draw:textarea-vertical-align="middle"/>
    </style:style>
    <style:style style:name="gr20" style:family="graphic" style:parent-style-name="objectwithoutfill">
      <style:graphic-properties draw:marker-end="Άκρες_20_βελών_20_19" draw:marker-end-width="0.3cm" draw:fill="none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2" style:family="graphic" style:parent-style-name="objectwithoutfill">
      <style:graphic-properties draw:marker-end="Άκρες_20_βελών_20_20" draw:marker-end-width="0.3cm" draw:fill="none" draw:textarea-vertical-align="middle"/>
    </style:style>
    <style:style style:name="gr23" style:family="graphic" style:parent-style-name="objectwithoutfill">
      <style:graphic-properties draw:marker-end="Άκρες_20_βελών_20_21" draw:marker-end-width="0.3cm" draw:fill="none" draw:textarea-vertical-align="middle"/>
    </style:style>
    <style:style style:name="gr24" style:family="graphic" style:parent-style-name="objectwithoutfill">
      <style:graphic-properties draw:marker-end="Άκρες_20_βελών_20_22" draw:marker-end-width="0.3cm" draw:fill="none" draw:textarea-vertical-align="middle"/>
    </style:style>
    <style:style style:name="gr25" style:family="graphic" style:parent-style-name="objectwithoutfill">
      <style:graphic-properties draw:marker-end="Άκρες_20_βελών_20_23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212cm"/>
      <style:paragraph-properties style:writing-mode="lr-tb"/>
    </style:style>
    <style:style style:name="gr27" style:family="graphic" style:parent-style-name="objectwithoutfill">
      <style:graphic-properties draw:marker-end="Άκρες_20_βελών_20_29" draw:marker-end-width="0.3cm" draw:fill="none" draw:textarea-vertical-align="middle"/>
    </style:style>
    <style:style style:name="gr28" style:family="graphic" style:parent-style-name="objectwithoutfill">
      <style:graphic-properties draw:marker-end="Άκρες_20_βελών_20_31" draw:marker-end-width="0.3cm" draw:fill="none" draw:textarea-vertical-align="middle"/>
    </style:style>
    <style:style style:name="gr29" style:family="graphic" style:parent-style-name="objectwithoutfill">
      <style:graphic-properties draw:marker-end="Άκρες_20_βελών_20_32" draw:marker-end-width="0.3cm" draw:fill="none" draw:textarea-vertical-align="middle"/>
    </style:style>
    <style:style style:name="gr30" style:family="graphic" style:parent-style-name="objectwithoutfill">
      <style:graphic-properties draw:marker-end="Άκρες_20_βελών_20_35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2a6099" draw:opacity="86%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2a6099" draw:opacity="86%"/>
      <style:paragraph-properties fo:text-align="center"/>
    </style:style>
    <style:style style:name="P6" style:family="paragraph">
      <loext:graphic-properties draw:fill-color="#2a6099" draw:opacity="86%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2a6099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2a6099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2a6099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text-position="-8% 58%" fo:font-size="15pt" style:font-size-asian="15pt" style:font-size-complex="15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text-position="-8% 58%"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1" xml:id="id1" draw:id="id1" draw:layer="layout" svg:width="7.5cm" svg:height="1.05cm" svg:x="6.45cm" svg:y="1.45cm">
          <text:p text:style-name="P1"><text:span text:style-name="T1">CREATE</text:span><text:span text:style-name="T2"> the </text:span><text:span text:style-name="T1">IS</text:span><text:span text:style-name="T2"> dataset using </text:span><text:span text:style-name="T1">ISAMPLES</text:span><text:span text:style-name="T2"> poi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.5cm" svg:height="1.05cm" svg:x="6.5cm" svg:y="3.35cm">
          <text:p text:style-name="P1"><text:span text:style-name="T1">TRAIN</text:span><text:span text:style-name="T2"> and RBF with k weights on the </text:span><text:span text:style-name="T1">IS</text:span><text:span text:style-name="T2">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5cm" svg:height="1.05cm" svg:x="6.55cm" svg:y="7cm">
          <text:p text:style-name="P1"><text:span text:style-name="T1">CREATE</text:span><text:span text:style-name="T2"> the </text:span><text:span text:style-name="T1">FS</text:span><text:span text:style-name="T2"> set using </text:span><text:span text:style-name="T1">FR</text:span><text:span text:style-name="T2"> samples from the RBF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5" draw:id="id5" draw:layer="layout" svg:width="7.5cm" svg:height="1.1cm" svg:x="6.55cm" svg:y="8.95cm">
          <text:p text:style-name="P1"><text:span text:style-name="T1">SORT</text:span><text:span text:style-name="T2"> the </text:span><text:span text:style-name="T1">FS</text:span><text:span text:style-name="T2"> set and keep only the best </text:span><text:span text:style-name="T1">N</text:span><text:span text:style-name="T2"> valu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4" draw:id="id4" draw:layer="layout" svg:width="7.5cm" svg:height="1cm" svg:x="6.5cm" svg:y="5.2cm">
          <text:p text:style-name="P2"><text:span text:style-name="T3">Iter=0, </text:span>y<text:span text:style-name="T4">best </text:span>= <text:span text:style-name="T5">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6" draw:id="id6" draw:layer="layout" svg:width="7.5cm" svg:height="0.75cm" svg:x="6.55cm" svg:y="10.8cm">
          <text:p text:style-name="P4">i=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7" draw:id="id7" draw:layer="layout" svg:width="7.5cm" svg:height="1cm" svg:x="6.6cm" svg:y="12.35cm">
          <text:p text:style-name="P1"><text:span text:style-name="T1">TAKE</text:span><text:span text:style-name="T2"> sample x</text:span><text:span text:style-name="T6">i</text:span><text:span text:style-name="T2"> from </text:span><text:span text:style-name="T1">F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8" draw:id="id8" draw:layer="layout" svg:width="7.5cm" svg:height="1cm" svg:x="6.65cm" svg:y="14.05cm">
          <text:p text:style-name="P1"><text:span text:style-name="T2">y</text:span><text:span text:style-name="T6">i</text:span><text:span text:style-name="T2">=LS(x</text:span><text:span text:style-name="T6">i</text:span><text:span text:style-name="T2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9" draw:id="id9" draw:layer="layout" svg:width="6.211cm" svg:height="1.541cm" draw:transform="rotate (0.0265290046303138) translate (7.35cm 15.874cm)">
          <text:p text:style-name="P1"><text:span text:style-name="T2">Y</text:span><text:span text:style-name="T6">i</text:span><text:span text:style-name="T2">&lt;y</text:span><text:span text:style-name="T6">b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10" draw:id="id10" draw:layer="layout" svg:width="4cm" svg:height="1.25cm" svg:x="3.75cm" svg:y="18cm">
          <text:p text:style-name="P4">y<text:span text:style-name="T4">best</text:span>=y<text:span text:style-name="T4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1" draw:id="id11" draw:layer="layout" svg:width="4cm" svg:height="1.25cm" svg:x="8.5cm" svg:y="18.8cm">
          <text:p text:style-name="P4">i=i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xml:id="id12" draw:id="id12" draw:layer="layout" svg:width="5.761cm" svg:height="1.467cm" draw:transform="rotate (0.0265290046303138) translate (7.602cm 20.834cm)">
          <text:p text:style-name="P1"><text:span text:style-name="T2">i&lt;=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13" draw:id="id13" draw:layer="layout" svg:width="7.5cm" svg:height="0.75cm" svg:x="6.8cm" svg:y="23cm">
          <text:p text:style-name="P4">iter=iter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14" draw:id="id14" draw:layer="layout" svg:width="7.016cm" svg:height="2.027cm" draw:transform="rotate (0.0265290046303138) translate (7.25cm 24.586cm)">
          <text:p text:style-name="P8"><text:span text:style-name="T7">ARE</text:span><text:span text:style-name="T8"> termination rules 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1" xml:id="id15" draw:id="id15" draw:layer="layout" svg:width="3.75cm" svg:height="1.5cm" svg:x="2.05cm" svg:y="25.05cm">
          <text:p text:style-name="P10"><text:span text:style-name="T9">REPORT</text:span><text:span text:style-name="T10"> y</text:span><text:span text:style-name="T11">be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2" draw:layer="layout" draw:type="line" svg:x1="10.2cm" svg:y1="2.5cm" svg:x2="10.25cm" svg:y2="3.35cm" draw:start-shape="id1" draw:start-glue-point="6" draw:end-shape="id2" draw:end-glue-point="4" svg:d="M10200 2500l50 850" svg:viewBox="0 0 51 851">
          <text:p/>
        </draw:connector>
        <draw:connector draw:style-name="gr12" draw:text-style-name="P12" draw:layer="layout" draw:type="line" svg:x1="10.3cm" svg:y1="7cm" svg:x2="10.3cm" svg:y2="7cm" draw:start-shape="id3" draw:start-glue-point="4" draw:end-shape="id3" draw:end-glue-point="4" svg:d="M10300 7000z" svg:viewBox="0 0 1 1">
          <text:p/>
        </draw:connector>
        <draw:connector draw:style-name="gr13" draw:text-style-name="P12" draw:layer="layout" draw:type="line" svg:x1="10.25cm" svg:y1="6.2cm" svg:x2="10.3cm" svg:y2="7cm" draw:start-shape="id4" draw:start-glue-point="6" draw:end-shape="id3" draw:end-glue-point="0" svg:d="M10250 6200l50 800" svg:viewBox="0 0 51 801">
          <text:p/>
        </draw:connector>
        <draw:connector draw:style-name="gr14" draw:text-style-name="P12" draw:layer="layout" draw:type="line" svg:x1="10.25cm" svg:y1="4.4cm" svg:x2="10.25cm" svg:y2="5.2cm" draw:start-shape="id2" draw:start-glue-point="6" draw:end-shape="id4" draw:end-glue-point="4" svg:d="M10250 4400v800" svg:viewBox="0 0 1 801">
          <text:p/>
        </draw:connector>
        <draw:connector draw:style-name="gr15" draw:text-style-name="P12" draw:layer="layout" draw:type="line" svg:x1="10.3cm" svg:y1="8.05cm" svg:x2="10.3cm" svg:y2="8.95cm" draw:start-shape="id3" draw:start-glue-point="6" draw:end-shape="id5" draw:end-glue-point="0" svg:d="M10300 8050v900" svg:viewBox="0 0 1 901">
          <text:p/>
        </draw:connector>
        <draw:connector draw:style-name="gr16" draw:text-style-name="P12" draw:layer="layout" draw:type="line" svg:x1="10.3cm" svg:y1="10.05cm" svg:x2="10.3cm" svg:y2="10.8cm" draw:start-shape="id5" draw:start-glue-point="6" draw:end-shape="id6" draw:end-glue-point="0" svg:d="M10300 10050v750" svg:viewBox="0 0 1 751">
          <text:p/>
        </draw:connector>
        <draw:connector draw:style-name="gr17" draw:text-style-name="P12" draw:layer="layout" draw:type="line" svg:x1="10.3cm" svg:y1="11.55cm" svg:x2="10.35cm" svg:y2="12.35cm" draw:start-shape="id6" draw:start-glue-point="6" draw:end-shape="id7" draw:end-glue-point="0" svg:d="M10300 11550l50 800" svg:viewBox="0 0 51 801">
          <text:p/>
        </draw:connector>
        <draw:connector draw:style-name="gr18" draw:text-style-name="P12" draw:layer="layout" draw:type="line" svg:x1="10.35cm" svg:y1="13.35cm" svg:x2="10.4cm" svg:y2="14.05cm" draw:start-shape="id7" draw:start-glue-point="6" draw:end-shape="id8" draw:end-glue-point="0" svg:d="M10350 13350l50 700" svg:viewBox="0 0 51 701">
          <text:p/>
        </draw:connector>
        <draw:connector draw:style-name="gr19" draw:text-style-name="P12" draw:layer="layout" draw:type="line" svg:x1="10.4cm" svg:y1="15.05cm" svg:x2="10.454cm" svg:y2="15.79cm" draw:start-shape="id8" draw:start-glue-point="6" draw:end-shape="id9" draw:end-glue-point="4" svg:d="M10400 15050l54 740" svg:viewBox="0 0 55 741">
          <text:p/>
        </draw:connector>
        <draw:connector draw:style-name="gr20" draw:text-style-name="P12" draw:layer="layout" draw:type="lines" svg:x1="7.37cm" svg:y1="16.643cm" svg:x2="5.75cm" svg:y2="18cm" draw:start-shape="id9" draw:start-glue-point="5" draw:end-shape="id10" draw:end-glue-point="4" svg:d="M7370 16643h-501l-1119 856v501" svg:viewBox="0 0 1621 1358">
          <text:p text:style-name="P4"/>
        </draw:connector>
        <draw:frame draw:style-name="gr21" draw:text-style-name="P14" draw:layer="layout" svg:width="2.5cm" svg:height="0.962cm" svg:x="4.85cm" svg:y="16.25cm">
          <draw:text-box>
            <text:p text:style-name="P13"><text:span text:style-name="T12">YES</text:span></text:p>
          </draw:text-box>
        </draw:frame>
        <draw:connector draw:style-name="gr22" draw:text-style-name="P12" draw:layer="layout" draw:type="lines" svg:x1="5.75cm" svg:y1="19.25cm" svg:x2="8.5cm" svg:y2="19.425cm" draw:start-shape="id10" draw:start-glue-point="6" draw:end-shape="id11" draw:end-glue-point="5" svg:d="M5750 19250v502l2249-327h501" svg:viewBox="0 0 2751 503">
          <text:p/>
        </draw:connector>
        <draw:connector draw:style-name="gr23" draw:text-style-name="P12" draw:layer="layout" draw:type="lines" svg:x1="10.494cm" svg:y1="17.332cm" svg:x2="10.5cm" svg:y2="18.8cm" draw:start-shape="id9" draw:start-glue-point="6" draw:end-shape="id11" draw:end-glue-point="0" svg:d="M10494 17332v501l6 466v501" svg:viewBox="0 0 7 1469">
          <text:p/>
        </draw:connector>
        <draw:connector draw:style-name="gr24" draw:text-style-name="P12" draw:layer="layout" draw:type="line" svg:x1="10.5cm" svg:y1="20.05cm" svg:x2="10.481cm" svg:y2="20.758cm" draw:start-shape="id11" draw:start-glue-point="6" draw:end-shape="id12" svg:d="M10500 20050l-19 708" svg:viewBox="0 0 20 709">
          <text:p/>
        </draw:connector>
        <draw:connector draw:style-name="gr25" draw:text-style-name="P12" draw:layer="layout" draw:type="line" svg:x1="10.52cm" svg:y1="22.224cm" svg:x2="10.55cm" svg:y2="23cm" draw:start-shape="id12" draw:start-glue-point="6" draw:end-shape="id13" draw:end-glue-point="4" svg:d="M10520 22224l30 776" svg:viewBox="0 0 31 777">
          <text:p/>
        </draw:connector>
        <draw:frame draw:style-name="gr26" draw:text-style-name="P14" draw:layer="layout" svg:width="2cm" svg:height="0.962cm" svg:x="10.7cm" svg:y="22.288cm">
          <draw:text-box>
            <text:p text:style-name="P13"><text:span text:style-name="T12">NO</text:span></text:p>
          </draw:text-box>
        </draw:frame>
        <draw:frame draw:style-name="gr26" draw:text-style-name="P14" draw:layer="layout" svg:width="2cm" svg:height="0.962cm" svg:x="10.5cm" svg:y="17.5cm">
          <draw:text-box>
            <text:p text:style-name="P13"><text:span text:style-name="T12">NO</text:span></text:p>
          </draw:text-box>
        </draw:frame>
        <draw:connector draw:style-name="gr27" draw:text-style-name="P12" draw:layer="layout" draw:line-skew="-3.599cm" svg:x1="7.621cm" svg:y1="21.566cm" svg:x2="6.6cm" svg:y2="12.85cm" draw:start-shape="id12" draw:start-glue-point="5" draw:end-shape="id7" draw:end-glue-point="5" svg:d="M7621 21566h-5121v-8716h4100" svg:viewBox="0 0 5122 8717">
          <text:p/>
        </draw:connector>
        <draw:frame draw:style-name="gr21" draw:text-style-name="P14" draw:layer="layout" svg:width="2.5cm" svg:height="0.962cm" svg:x="4cm" svg:y="20.75cm">
          <draw:text-box>
            <text:p text:style-name="P13"><text:span text:style-name="T12">YES</text:span></text:p>
          </draw:text-box>
        </draw:frame>
        <draw:connector draw:style-name="gr28" draw:text-style-name="P12" draw:layer="layout" svg:x1="10.55cm" svg:y1="23.75cm" svg:x2="10.756cm" svg:y2="24.491cm" draw:start-shape="id13" draw:start-glue-point="6" draw:end-shape="id14" draw:end-glue-point="4" svg:d="M10550 23750v372h206v369" svg:viewBox="0 0 207 742">
          <text:p/>
        </draw:connector>
        <draw:connector draw:style-name="gr29" draw:text-style-name="P12" draw:layer="layout" draw:type="line" svg:x1="7.276cm" svg:y1="25.597cm" svg:x2="5.8cm" svg:y2="25.8cm" draw:start-shape="id14" draw:start-glue-point="5" draw:end-shape="id15" draw:end-glue-point="7" svg:d="M7276 25597l-1476 203" svg:viewBox="0 0 1477 204">
          <text:p/>
        </draw:connector>
        <draw:frame draw:style-name="gr21" draw:text-style-name="P14" draw:layer="layout" svg:width="2.5cm" svg:height="0.962cm" svg:x="6cm" svg:y="24.75cm">
          <draw:text-box>
            <text:p text:style-name="P13"><text:span text:style-name="T12">YES</text:span></text:p>
          </draw:text-box>
        </draw:frame>
        <draw:connector draw:style-name="gr30" draw:text-style-name="P12" draw:layer="layout" draw:type="lines" draw:line-skew="2.208cm 2.198cm" svg:x1="14.291cm" svg:y1="25.411cm" svg:x2="14.05cm" svg:y2="7.525cm" draw:start-shape="id14" draw:start-glue-point="7" draw:end-shape="id3" draw:end-glue-point="7" svg:d="M14291 25411h2709l-250-17886h-2700" svg:viewBox="0 0 2951 17887">
          <text:p/>
        </draw:connector>
        <draw:frame draw:style-name="gr26" draw:text-style-name="P14" draw:layer="layout" svg:width="2cm" svg:height="0.962cm" svg:x="14.5cm" svg:y="24.488cm">
          <draw:text-box>
            <text:p text:style-name="P13"><text:span text:style-name="T12">N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Άκρες_20_βελών_20_1" draw:display-name="Άκρες βελών 1" svg:viewBox="0 0 20 20" svg:d="M0 20l10-20 10 20z"/>
    <draw:marker draw:name="Άκρες_20_βελών_20_10" draw:display-name="Άκρες βελών 10" svg:viewBox="0 0 20 20" svg:d="M0 20l10-20 10 20z"/>
    <draw:marker draw:name="Άκρες_20_βελών_20_11" draw:display-name="Άκρες βελών 11" svg:viewBox="0 0 20 20" svg:d="M0 20l10-20 10 20z"/>
    <draw:marker draw:name="Άκρες_20_βελών_20_12" draw:display-name="Άκρες βελών 12" svg:viewBox="0 0 20 20" svg:d="M0 20l10-20 10 20z"/>
    <draw:marker draw:name="Άκρες_20_βελών_20_14" draw:display-name="Άκρες βελών 14" svg:viewBox="0 0 20 20" svg:d="M0 20l10-20 10 20z"/>
    <draw:marker draw:name="Άκρες_20_βελών_20_16" draw:display-name="Άκρες βελών 16" svg:viewBox="0 0 20 20" svg:d="M0 20l10-20 10 20z"/>
    <draw:marker draw:name="Άκρες_20_βελών_20_17" draw:display-name="Άκρες βελών 17" svg:viewBox="0 0 20 20" svg:d="M0 20l10-20 10 20z"/>
    <draw:marker draw:name="Άκρες_20_βελών_20_18" draw:display-name="Άκρες βελών 18" svg:viewBox="0 0 20 20" svg:d="M0 20l10-20 10 20z"/>
    <draw:marker draw:name="Άκρες_20_βελών_20_19" draw:display-name="Άκρες βελών 19" svg:viewBox="0 0 20 20" svg:d="M0 20l10-20 10 20z"/>
    <draw:marker draw:name="Άκρες_20_βελών_20_2" draw:display-name="Άκρες βελών 2" svg:viewBox="0 0 20 20" svg:d="M0 20l10-20 10 20z"/>
    <draw:marker draw:name="Άκρες_20_βελών_20_20" draw:display-name="Άκρες βελών 20" svg:viewBox="0 0 20 20" svg:d="M0 20l10-20 10 20z"/>
    <draw:marker draw:name="Άκρες_20_βελών_20_21" draw:display-name="Άκρες βελών 21" svg:viewBox="0 0 20 20" svg:d="M0 20l10-20 10 20z"/>
    <draw:marker draw:name="Άκρες_20_βελών_20_22" draw:display-name="Άκρες βελών 22" svg:viewBox="0 0 20 20" svg:d="M0 20l10-20 10 20z"/>
    <draw:marker draw:name="Άκρες_20_βελών_20_23" draw:display-name="Άκρες βελών 23" svg:viewBox="0 0 20 20" svg:d="M0 20l10-20 10 20z"/>
    <draw:marker draw:name="Άκρες_20_βελών_20_24" draw:display-name="Άκρες βελών 24" svg:viewBox="0 0 20 20" svg:d="M0 20l10-20 10 20z"/>
    <draw:marker draw:name="Άκρες_20_βελών_20_25" draw:display-name="Άκρες βελών 25" svg:viewBox="0 0 20 20" svg:d="M0 20l10-20 10 20z"/>
    <draw:marker draw:name="Άκρες_20_βελών_20_26" draw:display-name="Άκρες βελών 26" svg:viewBox="0 0 20 20" svg:d="M0 20l10-20 10 20z"/>
    <draw:marker draw:name="Άκρες_20_βελών_20_27" draw:display-name="Άκρες βελών 27" svg:viewBox="0 0 20 20" svg:d="M0 20l10-20 10 20z"/>
    <draw:marker draw:name="Άκρες_20_βελών_20_28" draw:display-name="Άκρες βελών 28" svg:viewBox="0 0 20 20" svg:d="M0 20l10-20 10 20z"/>
    <draw:marker draw:name="Άκρες_20_βελών_20_29" draw:display-name="Άκρες βελών 29" svg:viewBox="0 0 20 20" svg:d="M0 20l10-20 10 20z"/>
    <draw:marker draw:name="Άκρες_20_βελών_20_30" draw:display-name="Άκρες βελών 30" svg:viewBox="0 0 20 20" svg:d="M0 20l10-20 10 20z"/>
    <draw:marker draw:name="Άκρες_20_βελών_20_31" draw:display-name="Άκρες βελών 31" svg:viewBox="0 0 20 20" svg:d="M0 20l10-20 10 20z"/>
    <draw:marker draw:name="Άκρες_20_βελών_20_32" draw:display-name="Άκρες βελών 32" svg:viewBox="0 0 20 20" svg:d="M0 20l10-20 10 20z"/>
    <draw:marker draw:name="Άκρες_20_βελών_20_33" draw:display-name="Άκρες βελών 33" svg:viewBox="0 0 20 20" svg:d="M0 20l10-20 10 20z"/>
    <draw:marker draw:name="Άκρες_20_βελών_20_34" draw:display-name="Άκρες βελών 34" svg:viewBox="0 0 20 20" svg:d="M0 20l10-20 10 20z"/>
    <draw:marker draw:name="Άκρες_20_βελών_20_35" draw:display-name="Άκρες βελών 3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3:23:18.513292729</meta:creation-date>
    <dc:date>2022-11-24T14:42:26.029452847</dc:date>
    <meta:editing-duration>PT1H18M50S</meta:editing-duration>
    <meta:editing-cycles>35</meta:editing-cycles>
    <meta:generator>LibreOffice/7.4.2.3$Linux_X86_64 LibreOffice_project/40$Build-3</meta:generator>
    <meta:document-statistic meta:object-count="39"/>
  </office:meta>
</office:document-meta>
</file>